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69470" officeooo:paragraph-rsid="00069470"/>
    </style:style>
    <style:style style:name="P3" style:family="paragraph" style:parent-style-name="Standard">
      <style:paragraph-properties fo:text-align="center" style:justify-single-word="false"/>
      <style:text-properties officeooo:rsid="00069470" officeooo:paragraph-rsid="00069470"/>
    </style:style>
    <style:style style:name="P4" style:family="paragraph" style:parent-style-name="Standard" style:list-style-name="L1">
      <style:text-properties officeooo:rsid="00069470" officeooo:paragraph-rsid="00069470"/>
    </style:style>
    <style:style style:name="P5" style:family="paragraph" style:parent-style-name="Standard">
      <style:text-properties officeooo:rsid="00069470" officeooo:paragraph-rsid="000c8912"/>
    </style:style>
    <style:style style:name="P6" style:family="paragraph" style:parent-style-name="Standard">
      <style:text-properties officeooo:rsid="00069470" officeooo:paragraph-rsid="000f84d0"/>
    </style:style>
    <style:style style:name="P7" style:family="paragraph" style:parent-style-name="Standard">
      <style:text-properties officeooo:rsid="00069470" officeooo:paragraph-rsid="00152719"/>
    </style:style>
    <style:style style:name="P8" style:family="paragraph" style:parent-style-name="Standard">
      <style:text-properties officeooo:rsid="0007e726" officeooo:paragraph-rsid="0007e726"/>
    </style:style>
    <style:style style:name="P9" style:family="paragraph" style:parent-style-name="Standard" style:list-style-name="L2">
      <style:text-properties officeooo:rsid="0007e726" officeooo:paragraph-rsid="0007e726"/>
    </style:style>
    <style:style style:name="P10" style:family="paragraph" style:parent-style-name="Standard">
      <style:text-properties fo:font-style="italic" officeooo:rsid="0007e726" officeooo:paragraph-rsid="0007e726" style:font-style-asian="italic" style:font-style-complex="italic"/>
    </style:style>
    <style:style style:name="P11" style:family="paragraph" style:parent-style-name="Standard">
      <style:text-properties officeooo:rsid="000833a5" officeooo:paragraph-rsid="0007e726"/>
    </style:style>
    <style:style style:name="P12" style:family="paragraph" style:parent-style-name="Standard">
      <style:text-properties officeooo:rsid="000833a5" officeooo:paragraph-rsid="000833a5"/>
    </style:style>
    <style:style style:name="P13" style:family="paragraph" style:parent-style-name="Standard">
      <style:text-properties officeooo:rsid="0008f8fe" officeooo:paragraph-rsid="0008f8fe"/>
    </style:style>
    <style:style style:name="P14" style:family="paragraph" style:parent-style-name="Standard">
      <style:text-properties officeooo:rsid="000adab7" officeooo:paragraph-rsid="000adab7"/>
    </style:style>
    <style:style style:name="P15" style:family="paragraph" style:parent-style-name="Standard">
      <style:text-properties officeooo:rsid="000b0d5a" officeooo:paragraph-rsid="000b0d5a"/>
    </style:style>
    <style:style style:name="P16" style:family="paragraph" style:parent-style-name="Standard">
      <style:text-properties officeooo:rsid="000c8912" officeooo:paragraph-rsid="000c8912"/>
    </style:style>
    <style:style style:name="P17" style:family="paragraph" style:parent-style-name="Standard">
      <style:text-properties officeooo:rsid="000e0893" officeooo:paragraph-rsid="001335ee"/>
    </style:style>
    <style:style style:name="P18" style:family="paragraph" style:parent-style-name="Standard">
      <style:text-properties officeooo:rsid="000e0893" officeooo:paragraph-rsid="0013c585"/>
    </style:style>
    <style:style style:name="P19" style:family="paragraph" style:parent-style-name="Standard">
      <style:text-properties officeooo:rsid="000f84d0" officeooo:paragraph-rsid="000f84d0"/>
    </style:style>
    <style:style style:name="P20" style:family="paragraph" style:parent-style-name="Standard">
      <style:text-properties officeooo:rsid="00115b0c" officeooo:paragraph-rsid="00115b0c"/>
    </style:style>
    <style:style style:name="P21" style:family="paragraph" style:parent-style-name="Standard">
      <style:text-properties officeooo:rsid="001335ee" officeooo:paragraph-rsid="001335ee"/>
    </style:style>
    <style:style style:name="P22" style:family="paragraph" style:parent-style-name="Standard">
      <style:text-properties officeooo:rsid="0013c585" officeooo:paragraph-rsid="0013c585"/>
    </style:style>
    <style:style style:name="P23" style:family="paragraph" style:parent-style-name="Standard">
      <style:text-properties officeooo:rsid="00152719" officeooo:paragraph-rsid="00152719"/>
    </style:style>
    <style:style style:name="P24" style:family="paragraph" style:parent-style-name="Standard">
      <style:text-properties officeooo:rsid="001546bc" officeooo:paragraph-rsid="001546bc"/>
    </style:style>
    <style:style style:name="P25" style:family="paragraph"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T1" style:family="text">
      <style:text-properties officeooo:rsid="00069470"/>
    </style:style>
    <style:style style:name="T2" style:family="text">
      <style:text-properties officeooo:rsid="0007e726"/>
    </style:style>
    <style:style style:name="T3" style:family="text">
      <style:text-properties officeooo:rsid="000833a5"/>
    </style:style>
    <style:style style:name="T4" style:family="text">
      <style:text-properties officeooo:rsid="0008f8fe"/>
    </style:style>
    <style:style style:name="T5" style:family="text">
      <style:text-properties officeooo:rsid="000b0d5a"/>
    </style:style>
    <style:style style:name="T6" style:family="text">
      <style:text-properties officeooo:rsid="000c8912"/>
    </style:style>
    <style:style style:name="T7" style:family="text">
      <style:text-properties officeooo:rsid="000e0893"/>
    </style:style>
    <style:style style:name="T8" style:family="text">
      <style:text-properties style:text-position="sub 58%"/>
    </style:style>
    <style:style style:name="T9" style:family="text">
      <style:text-properties officeooo:rsid="000f84d0"/>
    </style:style>
    <style:style style:name="T10" style:family="text">
      <style:text-properties officeooo:rsid="00115b0c"/>
    </style:style>
    <style:style style:name="T11" style:family="text">
      <style:text-properties officeooo:rsid="0012f0ae"/>
    </style:style>
    <style:style style:name="T12" style:family="text">
      <style:text-properties officeooo:rsid="001335ee"/>
    </style:style>
    <style:style style:name="T13" style:family="text">
      <style:text-properties officeooo:rsid="0013c585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152719"/>
    </style:style>
    <style:style style:name="T17" style:family="text">
      <style:text-properties officeooo:rsid="00152719"/>
    </style:style>
    <style:style style:name="T18" style:family="text">
      <style:text-properties officeooo:rsid="001546b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Dot" svg:stroke-width="0.0598in" svg:stroke-color="#000000" draw:marker-start-width="0.228in" draw:marker-end="Arrowheads_20_1" draw:marker-end-width="0.1583in" svg:stroke-linecap="butt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98in" svg:stroke-color="#000000" draw:marker-start-width="0.228in" draw:marker-end="Arrowheads_20_1" draw:marker-end-width="0.1583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118in" fo:min-width="0.1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598in" svg:stroke-color="#000000" draw:marker-start="Arrowheads_20_1" draw:marker-start-width="0.228in" draw:marker-end="" draw:marker-end-width="0.1583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Semantics of </text:span>Propositions</text:p>
      <text:p text:style-name="P3">by Sven Nilsen, 2022</text:p>
      <text:p text:style-name="P2"/>
      <text:p text:style-name="P10">In this paper I show how to derive the semantics of propositions.</text:p>
      <text:p text:style-name="P2"/>
      <text:p text:style-name="P8">The semantics of propositions is derived from four fundamental concepts:</text:p>
      <text:p text:style-name="P2"/>
      <text:list xml:id="list2925036889" text:style-name="L1">
        <text:list-item>
          <text:p text:style-name="P4">Product</text:p>
        </text:list-item>
        <text:list-item>
          <text:p text:style-name="P4">Sum</text:p>
        </text:list-item>
        <text:list-item>
          <text:p text:style-name="P4">Function</text:p>
        </text:list-item>
        <text:list-item>
          <text:p text:style-name="P4">Type</text:p>
        </text:list-item>
      </text:list>
      <text:p text:style-name="P2"/>
      <text:p text:style-name="P8">Product and Sum are dual to each other. Function and Type are orthogonal to each other.</text:p>
      <text:p text:style-name="P8"/>
      <text:p text:style-name="P13">The terms “dual” and “orthogonal” comes from the language of Category Theory<text:span text:style-name="T15"><text:reference-ref text:reference-format="text" text:ref-name="category theory">[1]</text:reference-ref></text:span>.</text:p>
      <text:p text:style-name="P8"/>
      <text:p text:style-name="P8">Dual means that in some category, one obtains the dual concept by reversing every morphism.</text:p>
      <text:p text:style-name="P8">Orthogonal means that two morphisms are <text:span text:style-name="T3">connecting a morphism with a </text:span>parallel <text:span text:style-name="T3">morphism</text:span> in a commuting square. <text:span text:style-name="T4">A morphism is the same as an “arrow”.</text:span></text:p>
      <text:p text:style-name="P8"/>
      <text:p text:style-name="P8">This means that one can reduce these four fundamental concepts into three higher concepts:</text:p>
      <text:p text:style-name="P8"/>
      <text:list xml:id="list1183783040" text:style-name="L2">
        <text:list-item>
          <text:p text:style-name="P9">Arrow</text:p>
        </text:list-item>
        <text:list-item>
          <text:p text:style-name="P9">Duality</text:p>
        </text:list-item>
        <text:list-item>
          <text:p text:style-name="P9">Orthogonality</text:p>
        </text:list-item>
      </text:list>
      <text:p text:style-name="P8"/>
      <text:p text:style-name="P12">First, one should investigate these three higher concepts <text:span text:style-name="T4">to make sure they are understood clearly.</text:span></text:p>
      <text:p text:style-name="P8"/>
      <text:p text:style-name="P12">An arrow is simply something that points from one object to another <text:span text:style-name="T4">object</text:span>:</text:p>
      <text:p text:style-name="P12"/>
      <text:p text:style-name="P12"><draw:custom-shape text:anchor-type="paragraph" draw:z-index="0" draw:name="Shape 1" draw:style-name="gr3" draw:text-style-name="P26" svg:width="0.1579in" svg:height="0.1579in" svg:x="1.5965in" svg:y="0.0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3" draw:text-style-name="P26" svg:width="0.1579in" svg:height="0.1579in" svg:x="3.0752in" svg:y="0.0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Line 1" draw:style-name="gr2" draw:text-style-name="P25" svg:x1="1.8417in" svg:y1="0.0953in" svg:x2="3.0055in" svg:y2="0.0953in"><text:p/></draw:line></text:p>
      <text:p text:style-name="P11"/>
      <text:p text:style-name="P12">The dual arrow points in the reverse direction:</text:p>
      <text:p text:style-name="P12"/>
      <text:p text:style-name="P12"><draw:custom-shape text:anchor-type="paragraph" draw:z-index="3" draw:name="Shape 3" draw:style-name="gr3" draw:text-style-name="P26" svg:width="0.1579in" svg:height="0.1579in" svg:x="1.5965in" svg:y="0.0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4" draw:style-name="gr3" draw:text-style-name="P26" svg:width="0.1579in" svg:height="0.1579in" svg:x="3.0752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Line 2" draw:style-name="gr4" draw:text-style-name="P25" svg:x1="1.8417in" svg:y1="0.1075in" svg:x2="3.0055in" svg:y2="0.1075in"><text:p/></draw:line></text:p>
      <text:p text:style-name="P8"/>
      <text:p text:style-name="P12">Orthogonality means there are two <text:span text:style-name="T4">kinds of </text:span>parallel arrows <text:span text:style-name="T4">that are related in the following way:</text:span></text:p>
      <text:p text:style-name="P8"/>
      <text:p text:style-name="P2"><draw:custom-shape text:anchor-type="paragraph" draw:z-index="6" draw:name="Shape 5" draw:style-name="gr3" draw:text-style-name="P26" svg:width="0.1579in" svg:height="0.1579in" svg:x="1.5965in" svg:y="0.0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6" draw:style-name="gr3" draw:text-style-name="P26" svg:width="0.1579in" svg:height="0.1579in" svg:x="3.0752in" svg:y="0.0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Line 3" draw:style-name="gr2" draw:text-style-name="P25" svg:x1="1.8417in" svg:y1="0.0953in" svg:x2="3.0055in" svg:y2="0.0953in"><text:p/></draw:line></text:p>
      <text:p text:style-name="P2"><draw:line text:anchor-type="paragraph" draw:z-index="12" draw:name="Line 5" draw:style-name="gr1" draw:text-style-name="P25" svg:x1="1.6665in" svg:y1="0.0681in" svg:x2="1.6665in" svg:y2="0.7598in"><text:p/></draw:line><draw:line text:anchor-type="paragraph" draw:z-index="13" draw:name="Line 6" draw:style-name="gr1" draw:text-style-name="P25" svg:x1="3.1362in" svg:y1="0.0508in" svg:x2="3.1362in" svg:y2="0.7425in"><text:p/></draw:line></text:p>
      <text:p text:style-name="P2"/>
      <text:p text:style-name="P2"/>
      <text:p text:style-name="P2"/>
      <text:p text:style-name="P2"><draw:custom-shape text:anchor-type="paragraph" draw:z-index="9" draw:name="Shape 7" draw:style-name="gr3" draw:text-style-name="P26" svg:width="0.1579in" svg:height="0.1579in" svg:x="1.5965in" svg:y="0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 8" draw:style-name="gr3" draw:text-style-name="P26" svg:width="0.1579in" svg:height="0.1579in" svg:x="3.0402in" svg:y="0.0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Line 4" draw:style-name="gr2" draw:text-style-name="P25" svg:x1="1.8071in" svg:y1="0.1165in" svg:x2="2.9709in" svg:y2="0.1165in"><text:p/></draw:line></text:p>
      <text:p text:style-name="P2"/>
      <text:p text:style-name="P14">This is called a “commuting square”. Notice that when you reverse all arrows, the square still commutes. This means the commuting property of orthogonality is invariant under duality.</text:p>
      <text:p text:style-name="P2"/>
      <text:p text:style-name="P15">I will not go further into these three higher concepts, but it is nice to know they exist.</text:p>
      <text:p text:style-name="P15"><text:soft-page-break/>Both `true` and `false` are related to Product and Sum respectively:</text:p>
      <text:p text:style-name="P15"/>
      <text:p text:style-name="P2"><text:tab/>⊤ := (,)<text:tab/><text:tab/><text:span text:style-name="T5">The empty Product is `true`</text:span></text:p>
      <text:p text:style-name="P2"><text:tab/>⊥ := (|)<text:tab/><text:tab/><text:tab/><text:span text:style-name="T5">The empty Sum is `false`</text:span></text:p>
      <text:p text:style-name="P2"/>
      <text:p text:style-name="P19">Notice that `true` and `false` are types, not proofs of types:</text:p>
      <text:p text:style-name="P2"/>
      <text:p text:style-name="P7"><text:tab/>⊤ : <text:span text:style-name="T9">type<text:tab/><text:tab/></text:span><text:span text:style-name="T17">type_of(</text:span>⊤<text:span text:style-name="T17">) = type</text:span></text:p>
      <text:p text:style-name="P7"><text:tab/>⊥ : <text:span text:style-name="T9">type<text:tab/><text:tab/></text:span><text:span text:style-name="T17">type_of(</text:span>⊥<text:span text:style-name="T17">) = type</text:span></text:p>
      <text:p text:style-name="P2"/>
      <text:p text:style-name="P19">As proof of `true`, one can use `()`, which is an empty tuple:</text:p>
      <text:p text:style-name="P2"/>
      <text:p text:style-name="P7"><text:tab/><text:span text:style-name="T7">() : </text:span>⊤<text:tab/><text:tab/><text:tab/><text:span text:style-name="T17">type_of(()) = </text:span>⊤</text:p>
      <text:p text:style-name="P2"/>
      <text:p text:style-name="P19">When having a proof of `false`, one can prove anything because there are no cases to match against:</text:p>
      <text:p text:style-name="P2"/>
      <text:p text:style-name="P6"><text:tab/><text:span text:style-name="T9">absurd := \(B : type, a : </text:span>⊥<text:span text:style-name="T9">) → B = match a {}</text:span></text:p>
      <text:p text:style-name="P2"/>
      <text:p text:style-name="P2"><text:tab/><text:span text:style-name="T9">absurd[type_</text:span><text:span text:style-name="T10">of</text:span><text:span text:style-name="T9">] &lt;=&gt; \(B : type) → type = B</text:span></text:p>
      <text:p text:style-name="P2"/>
      <text:p text:style-name="P19">Notice that `a : <text:span text:style-name="T1">⊥</text:span>` vanishes in the normal path<text:span text:style-name="T15"><text:reference-ref text:reference-format="text" text:ref-name="normal paths">[2]</text:reference-ref></text:span>.</text:p>
      <text:p text:style-name="P19"/>
      <text:p text:style-name="P20">This happens with all arguments that are values, due to the property of `type_of`:</text:p>
      <text:p text:style-name="P20"/>
      <text:p text:style-name="P20"><text:tab/>type_of : type<text:span text:style-name="T8">n</text:span> → type<text:span text:style-name="T8">n+1</text:span></text:p>
      <text:p text:style-name="P2"/>
      <text:p text:style-name="P20">Since <text:span text:style-name="T11">the codomain of `type_of` does not include all of its domain, some terms will vanish.</text:span></text:p>
      <text:p text:style-name="P2"/>
      <text:p text:style-name="P15">To construct <text:span text:style-name="T6">a Product, one can use the function `prod`:</text:span></text:p>
      <text:p text:style-name="P2"/>
      <text:p text:style-name="P2"><text:tab/><text:span text:style-name="T5">prod := </text:span>\(<text:span text:style-name="T6">A : type, B : type, </text:span>a : A, b : B) → (A, B) = (a, b)</text:p>
      <text:p text:style-name="P5"/>
      <text:p text:style-name="P5"><text:tab/><text:span text:style-name="T6">prod[type_</text:span><text:span text:style-name="T10">of</text:span><text:span text:style-name="T6">] &lt;=&gt; \(A : type, B : type) → type = (A, B)</text:span></text:p>
      <text:p text:style-name="P5"/>
      <text:p text:style-name="P16">To construct a Sum, one can use the following:</text:p>
      <text:p text:style-name="P2"/>
      <text:p text:style-name="P2"><text:tab/><text:span text:style-name="T5">sum_left := </text:span>\(<text:span text:style-name="T6">A : type, B : type, </text:span>a : A) → A | B = left(a)</text:p>
      <text:p text:style-name="P2"><text:tab/><text:span text:style-name="T5">sum_right := </text:span>\(<text:span text:style-name="T6">A : type, B : type, </text:span>b : B) → A | B = right(b)</text:p>
      <text:p text:style-name="P2"/>
      <text:p text:style-name="P2"><text:tab/><text:span text:style-name="T6">sum_left[type_</text:span><text:span text:style-name="T10">of</text:span><text:span text:style-name="T6">] &lt;=&gt; \(A : type) → type = A | B</text:span></text:p>
      <text:p text:style-name="P2"><text:tab/><text:span text:style-name="T6">sum_right[type_</text:span><text:span text:style-name="T10">of</text:span><text:span text:style-name="T6">] &lt;=&gt; \(B : type) → type = A | B</text:span></text:p>
      <text:p text:style-name="P2"/>
      <text:p text:style-name="P21">Now, `not` can be defined as a type constructor <text:span text:style-name="T13">that produces a proof of `false`</text:span>:</text:p>
      <text:p text:style-name="P2"/>
      <text:p text:style-name="P17"><text:tab/>¬<text:span text:style-name="T12"> : </text:span><text:span text:style-name="T13">\(A : </text:span><text:span text:style-name="T12">type, </text:span><text:span text:style-name="T13">a : A) → </text:span><text:span text:style-name="T1">⊥</text:span></text:p>
      <text:p text:style-name="P17"/>
      <text:p text:style-name="P18"><text:tab/>¬<text:span text:style-name="T13">[type_of] &lt;=&gt; \(A : type) → type = </text:span><text:span text:style-name="T1">⊥</text:span></text:p>
      <text:p text:style-name="P17"/>
      <text:p text:style-name="P22">Notice that it is impossible to construct `not`. It is a type constructor, not an actual function.</text:p>
      <text:p text:style-name="P17"/>
      <text:p text:style-name="P21">That’s it! <text:span text:style-name="T13">Everything else is derived from these definitions. </text:span><text:span text:style-name="T17">This calculus satisfies Intuitionistic Logic (IPL)</text:span><text:span text:style-name="T16"><text:reference-ref text:reference-format="text" text:ref-name="intuitionistic logic">[3]</text:reference-ref></text:span><text:span text:style-name="T17">. From this one </text:span><text:span text:style-name="T18">gets</text:span><text:span text:style-name="T17"> new kinds of </text:span><text:span text:style-name="T18">logical languages</text:span><text:span text:style-name="T17"> that are used in path semantics</text:span><text:span text:style-name="T16"><text:reference-ref text:reference-format="text" text:ref-name="path semantics">[4]</text:reference-ref></text:span><text:span text:style-name="T17">.</text:span></text:p>
      <text:h text:style-name="P1" text:outline-level="3">References:</text:h>
      <text:p text:style-name="P22"/>
      <text:p text:style-name="P22"><text:reference-mark-start text:name="category theory"/>[1]<text:reference-mark-end text:name="category theory"/><text:tab/>“Category Theory”</text:p>
      <text:p text:style-name="P22"><text:tab/>Wikipedia</text:p>
      <text:p text:style-name="P22"><text:tab/><text:a xlink:type="simple" xlink:href="https://en.wikipedia.org/wiki/Category_theory" text:style-name="Internet_20_link" text:visited-style-name="Visited_20_Internet_20_Link"><text:span text:style-name="T14">https://en.wikipedia.org/wiki/Category_theory</text:span></text:a></text:p>
      <text:p text:style-name="P22"/>
      <text:p text:style-name="P23"><text:reference-mark-start text:name="normal paths"/>[2]<text:reference-mark-end text:name="normal paths"/><text:tab/>“Normal Paths”</text:p>
      <text:p text:style-name="P23"><text:tab/>Sven Nilsen, 2019</text:p>
      <text:p text:style-name="P23"><text:tab/><text:a xlink:type="simple" xlink:href="https://github.com/advancedresearch/path_semantics/blob/master/papers-wip/normal-paths.pdf" text:style-name="Internet_20_link" text:visited-style-name="Visited_20_Internet_20_Link"><text:span text:style-name="T14">https://github.com/advancedresearch/path_semantics/blob/master/papers-wip/normal-paths.pdf</text:span></text:a></text:p>
      <text:p text:style-name="P23"/>
      <text:p text:style-name="P23"><text:reference-mark-start text:name="intuitionistic logic"/>[3]<text:reference-mark-end text:name="intuitionistic logic"/><text:tab/>“Intuitionistic logic”</text:p>
      <text:p text:style-name="P23"><text:tab/>Wikipedia</text:p>
      <text:p text:style-name="P23"><text:tab/><text:a xlink:type="simple" xlink:href="https://en.wikipedia.org/wiki/Intuitionistic_logic" text:style-name="Internet_20_link" text:visited-style-name="Visited_20_Internet_20_Link"><text:span text:style-name="T14">https://en.wikipedia.org/wiki/Intuitionistic_logic</text:span></text:a></text:p>
      <text:p text:style-name="P23"/>
      <text:p text:style-name="P24"><text:reference-mark-start text:name="path semantics"/>[4]<text:reference-mark-end text:name="path semantics"/><text:tab/>“Path Semantics”</text:p>
      <text:p text:style-name="P24"><text:tab/>Sven Nilsen, 2016-2021</text:p>
      <text:p text:style-name="P24"><text:tab/><text:a xlink:type="simple" xlink:href="https://github.com/advancedresearch/path_semantics/blob/master/papers-wip/path-semantics.pdf" text:style-name="Internet_20_link" text:visited-style-name="Visited_20_Internet_20_Link"><text:span text:style-name="T14">https://github.com/advancedresearch/path_semantics/blob/master/papers-wip/path-semantics.pdf</text:span></text:a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heads_20_1" draw:display-name="Arrowheads 1" svg:viewBox="0 7 20 13" svg:d="M0 20l10-13 10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1T12:26:19.301792179</meta:creation-date>
    <dc:date>2022-02-21T15:07:56.998869675</dc:date>
    <meta:editing-duration>PT7M33S</meta:editing-duration>
    <meta:editing-cycles>1</meta:editing-cycles>
    <meta:document-statistic meta:table-count="0" meta:image-count="0" meta:object-count="0" meta:page-count="3" meta:paragraph-count="63" meta:word-count="592" meta:character-count="3430" meta:non-whitespace-character-count="2877"/>
    <meta:generator>LibreOffice/7.2.2.2$MacOSX_X86_64 LibreOffice_project/02b2acce88a210515b4a5bb2e46cbfb63fe97d56</meta:generator>
  </office:meta>
</office:document-meta>
</file>